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2.179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outline1">
      <style:graphic-properties fo:min-height="13.859cm"/>
    </style:style>
    <style:style style:name="P1" style:family="paragraph">
      <style:paragraph-properties fo:text-align="justify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fferent offers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tab/>EEG Headset and Technology are still unknown from the general public</text:p>
            <text:p/>
            <text:p/>
            <text:p text:style-name="P1"><text:tab/>Price range with three different offers:</text:p>
            <text:p text:style-name="P1"><text:tab/><text:tab/>-"Discovery" offer</text:p>
            <text:p text:style-name="P1"><text:tab/><text:tab/>-"Classic" offer</text:p>
            <text:p text:style-name="P1"><text:tab/><text:tab/>-"high quality" off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neral featur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eight 500g</text:p>
              </text:list-header>
            </text:list>
            <text:p>Special polymer biosensor system</text:p>
            <text:p>Adaptive size </text:p>
            <text:p>Works with hair and glasses</text:p>
            <text:p>Studied design and <text:s/>different colors</text:p>
            <text:p>resists rain</text:p>
            <text:p>custom made (high quality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scovery offer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Low end product</text:p>
                <text:p>Wired Headset</text:p>
                <text:p>5 EEG channels + 2 axis gyro (head shake)</text:p>
                <text:p>Discount for being a student</text:p>
                <text:p>Around $149.00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lassic offer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Middle range product</text:p>
                <text:p>Wireless EEG headset</text:p>
                <text:p>Lithium battery, autonomy&gt;4h</text:p>
                <text:p>Charge usb</text:p>
                <text:p>14 EEG channels + 2 axis gyro (head shake)</text:p>
                <text:p>Around $299.00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igh quality offer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High-range product</text:p>
                <text:p>Wireless EEG headset</text:p>
                <text:p>Lithium battery, autonomy&gt;12h</text:p>
                <text:p>charge USB</text:p>
                <text:p>20 EEG channels + 2 axis sensor</text:p>
                <text:p>$1199.00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2:12:22.925585549</meta:creation-date>
    <meta:editing-duration>PT8M57S</meta:editing-duration>
    <meta:editing-cycles>11</meta:editing-cycles>
    <meta:generator>LibreOffice/4.2.7.2$Linux_x86 LibreOffice_project/420m0$Build-2</meta:generator>
    <dc:date>2014-12-02T13:04:18.838641693</dc:date>
    <dc:creator>JackDanny </dc:creator>
    <meta:document-statistic meta:object-count="41"/>
  </office:meta>
</office:document-meta>
</file>